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svg:stroke-color="#000000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80808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Ultrafine_20_Dashed"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808080" draw:fill="none" draw:textarea-horizontal-align="left" draw:textarea-vertical-align="top" draw:auto-grow-height="false" fo:padding-top="0.025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051cm" svg:y1="5.819cm" svg:x2="18.838cm" svg:y2="5.819cm">
            <text:p/>
          </draw:line>
          <draw:line draw:style-name="gr1" draw:text-style-name="P1" draw:layer="layout" svg:x1="4.051cm" svg:y1="8.497cm" svg:x2="18.838cm" svg:y2="8.497cm">
            <text:p/>
          </draw:line>
          <draw:line draw:style-name="gr1" draw:text-style-name="P1" draw:layer="layout" svg:x1="4.051cm" svg:y1="13.38cm" svg:x2="18.838cm" svg:y2="13.38cm">
            <text:p/>
          </draw:line>
          <draw:line draw:style-name="gr1" draw:text-style-name="P1" draw:layer="layout" svg:x1="4.051cm" svg:y1="18.738cm" svg:x2="18.838cm" svg:y2="18.738cm">
            <text:p/>
          </draw:line>
          <draw:line draw:style-name="gr1" draw:text-style-name="P1" draw:layer="layout" svg:x1="4.051cm" svg:y1="16.059cm" svg:x2="18.838cm" svg:y2="16.059cm">
            <text:p/>
          </draw:line>
          <draw:line draw:style-name="gr1" draw:text-style-name="P1" draw:layer="layout" svg:x1="4.051cm" svg:y1="21.416cm" svg:x2="18.838cm" svg:y2="21.416cm">
            <text:p/>
          </draw:line>
          <draw:line draw:style-name="gr1" draw:text-style-name="P1" draw:layer="layout" svg:x1="4.051cm" svg:y1="3.14cm" svg:x2="18.838cm" svg:y2="3.14cm">
            <text:p/>
          </draw:line>
          <draw:custom-shape draw:style-name="gr2" draw:text-style-name="P2" draw:id="id1" draw:layer="layout" svg:width="2.54cm" svg:height="1.27cm" svg:x="6.485cm" svg:y="6.523cm">
            <text:p text:style-name="P2">Changelist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2" draw:layer="layout" svg:width="2.54cm" svg:height="1.27cm" svg:x="10.295cm" svg:y="6.523cm">
            <text:p text:style-name="P2">Changed</text:p>
            <text:p text:style-name="P2">file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3" draw:layer="layout" svg:width="2.54cm" svg:height="1.27cm" svg:x="13.47cm" svg:y="6.523cm">
            <text:p text:style-name="P2">Previous</text:p>
            <text:p text:style-name="P2">changes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9.025cm" svg:y1="7.158cm" svg:x2="10.295cm" svg:y2="7.158cm" draw:start-shape="id1" draw:start-glue-point="1" draw:end-shape="id2" draw:end-glue-point="3" svg:d="m9025 7158h1270">
            <text:p/>
          </draw:connector>
          <draw:connector draw:style-name="gr3" draw:text-style-name="P1" draw:layer="layout" svg:x1="12.835cm" svg:y1="7.158cm" svg:x2="13.47cm" svg:y2="7.158cm" draw:start-shape="id2" draw:start-glue-point="1" draw:end-shape="id3" draw:end-glue-point="3" svg:d="m12835 7158h635">
            <text:p/>
          </draw:connector>
          <draw:connector draw:style-name="gr3" draw:text-style-name="P1" draw:layer="layout" svg:x1="7.755cm" svg:y1="7.793cm" svg:x2="7.755cm" svg:y2="9.351cm" draw:start-shape="id1" draw:start-glue-point="2" draw:end-shape="id4" draw:end-glue-point="0" svg:d="m7755 7793v1558">
            <text:p/>
          </draw:connector>
          <draw:connector draw:style-name="gr4" draw:text-style-name="P1" draw:layer="layout" svg:x1="11.565cm" svg:y1="7.793cm" svg:x2="11.565cm" svg:y2="9.351cm" draw:start-shape="id2" draw:start-glue-point="2" draw:end-shape="id5" draw:end-glue-point="0" svg:d="m11565 7793v1558">
            <text:p/>
          </draw:connector>
          <draw:connector draw:style-name="gr3" draw:text-style-name="P1" draw:layer="layout" svg:x1="11.565cm" svg:y1="14.084cm" svg:x2="11.565cm" svg:y2="12.526cm" draw:start-shape="id6" draw:start-glue-point="0" draw:end-shape="id7" draw:end-glue-point="2" svg:d="m11565 14084v-1558">
            <text:p/>
          </draw:connector>
          <draw:custom-shape draw:style-name="gr2" draw:text-style-name="P2" draw:id="id6" draw:layer="layout" svg:width="2.54cm" svg:height="1.27cm" svg:x="10.295cm" svg:y="14.084cm">
            <text:p text:style-name="P2">Collaborators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8" draw:layer="layout" svg:width="2.54cm" svg:height="1.27cm" svg:x="7.12cm" svg:y="14.084cm">
            <text:p text:style-name="P2">Presence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9.66cm" svg:y1="14.719cm" svg:x2="10.295cm" svg:y2="14.719cm" draw:start-shape="id8" draw:start-glue-point="1" draw:end-shape="id6" draw:end-glue-point="3" svg:d="m9660 14719h635">
            <text:p/>
          </draw:connector>
          <draw:connector draw:style-name="gr3" draw:text-style-name="P1" draw:layer="layout" draw:line-skew="-0.323cm" svg:x1="7.755cm" svg:y1="10.621cm" svg:x2="8.39cm" svg:y2="14.084cm" draw:start-shape="id4" draw:start-glue-point="2" draw:end-shape="id8" draw:end-glue-point="0" svg:d="m7755 10621v1409h635v2054">
            <text:p/>
          </draw:connector>
          <draw:custom-shape draw:style-name="gr2" draw:text-style-name="P2" draw:id="id4" draw:layer="layout" svg:width="2.54cm" svg:height="1.27cm" svg:x="6.485cm" svg:y="9.351cm">
            <text:p text:style-name="P2">Review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9" draw:layer="layout" svg:width="2.54cm" svg:height="1.27cm" svg:x="16.01cm" svg:y="11.256cm">
            <text:p text:style-name="P2">Activity</text:p>
            <text:p text:style-name="P2">stream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5" draw:layer="layout" svg:width="2.54cm" svg:height="1.27cm" svg:x="10.295cm" svg:y="9.351cm">
            <text:p text:style-name="P2">Review item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7" draw:layer="layout" svg:width="2.54cm" svg:height="1.27cm" svg:x="10.295cm" svg:y="11.256cm">
            <text:p text:style-name="P2">Feedback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9.025cm" svg:y1="9.986cm" svg:x2="10.295cm" svg:y2="9.986cm" draw:start-shape="id4" draw:start-glue-point="1" draw:end-shape="id5" draw:end-glue-point="3" svg:d="m9025 9986h1270">
            <text:p/>
          </draw:connector>
          <draw:connector draw:style-name="gr3" draw:text-style-name="P1" draw:layer="layout" svg:x1="12.835cm" svg:y1="11.891cm" svg:x2="16.01cm" svg:y2="11.891cm" draw:start-shape="id7" draw:start-glue-point="1" draw:end-shape="id9" draw:end-glue-point="3" svg:d="m12835 11891h3175">
            <text:p/>
          </draw:connector>
          <draw:connector draw:style-name="gr3" draw:text-style-name="P1" draw:layer="layout" svg:x1="11.565cm" svg:y1="10.621cm" svg:x2="11.565cm" svg:y2="11.256cm" draw:start-shape="id5" draw:start-glue-point="2" draw:end-shape="id7" draw:end-glue-point="0" svg:d="m11565 10621v635">
            <text:p/>
          </draw:connector>
          <draw:connector draw:style-name="gr3" draw:text-style-name="P1" draw:layer="layout" draw:line-skew="-1.521cm" svg:x1="11.565cm" svg:y1="12.526cm" svg:x2="13.47cm" svg:y2="16.763cm" draw:start-shape="id7" draw:start-glue-point="2" draw:end-shape="id10" draw:end-glue-point="0" svg:d="m11565 12526v598h1905v3639">
            <text:p/>
          </draw:connector>
          <draw:connector draw:style-name="gr3" draw:text-style-name="P1" draw:layer="layout" draw:line-skew="-3.213cm" svg:x1="11.565cm" svg:y1="12.526cm" svg:x2="15.375cm" svg:y2="19.442cm" draw:start-shape="id7" draw:start-glue-point="2" draw:end-shape="id11" draw:end-glue-point="0" svg:d="m11565 12526v245h3810v6671">
            <text:p/>
          </draw:connector>
          <draw:custom-shape draw:style-name="gr2" draw:text-style-name="P2" draw:id="id11" draw:layer="layout" svg:width="2.54cm" svg:height="1.27cm" svg:x="14.105cm" svg:y="19.442cm">
            <text:p text:style-name="P2">Commitment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12" draw:layer="layout" svg:width="2.54cm" svg:height="1.27cm" svg:x="16.01cm" svg:y="22.12cm">
            <text:p text:style-name="P2">Feeds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13" draw:layer="layout" svg:width="2.54cm" svg:height="1.27cm" svg:x="12.835cm" svg:y="22.12cm">
            <text:p text:style-name="P2">Email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17.28cm" svg:y1="12.526cm" svg:x2="17.28cm" svg:y2="22.12cm" draw:start-shape="id9" draw:start-glue-point="2" draw:end-shape="id12" draw:end-glue-point="0" svg:d="m17280 12526v9594">
            <text:p/>
          </draw:connector>
          <draw:connector draw:style-name="gr3" draw:text-style-name="P1" draw:layer="layout" draw:line-skew="4.409cm" svg:x1="17.28cm" svg:y1="12.526cm" svg:x2="14.105cm" svg:y2="22.12cm" draw:start-shape="id9" draw:start-glue-point="2" draw:end-shape="id13" draw:end-glue-point="0" svg:d="m17280 12526v9206h-3175v388">
            <text:p/>
          </draw:connector>
          <draw:custom-shape draw:style-name="gr2" draw:text-style-name="P2" draw:id="id10" draw:layer="layout" svg:width="2.54cm" svg:height="1.27cm" svg:x="12.2cm" svg:y="16.763cm">
            <text:p text:style-name="P2">Best practi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14" draw:layer="layout" svg:width="2.54cm" svg:height="1.27cm" svg:x="5.415cm" svg:y="16.763cm">
            <text:p text:style-name="P2">Resources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line-skew="-1.662cm" svg:x1="7.755cm" svg:y1="10.621cm" svg:x2="6.685cm" svg:y2="16.763cm" draw:start-shape="id4" draw:start-glue-point="2" draw:end-shape="id14" draw:end-glue-point="0" svg:d="m7755 10621v1409h-1070v4733">
            <text:p/>
          </draw:connector>
          <draw:custom-shape draw:style-name="gr2" draw:text-style-name="P2" draw:id="id15" draw:layer="layout" svg:width="2.54cm" svg:height="1.27cm" svg:x="16.01cm" svg:y="3.844cm">
            <text:p text:style-name="P2">Editable</text:p>
            <text:p text:style-name="P2">view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12.835cm" svg:y1="9.986cm" svg:x2="17.28cm" svg:y2="5.114cm" draw:start-shape="id5" draw:start-glue-point="1" draw:end-shape="id15" draw:end-glue-point="2" svg:d="m12835 9986h4445v-4872">
            <text:p/>
          </draw:connector>
          <draw:custom-shape draw:style-name="gr5" draw:text-style-name="P3" draw:layer="layout" svg:width="14.499cm" svg:height="2.679cm" svg:x="4.051cm" svg:y="3.14cm">
            <text:p text:style-name="P3">IDE / edito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4.883cm" svg:x="4.051cm" svg:y="8.497cm">
            <text:p text:style-name="P3">Code review to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2.678cm" svg:x="4.051cm" svg:y="5.819cm">
            <text:p text:style-name="P3">Version control syste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2.679cm" svg:x="4.051cm" svg:y="13.38cm">
            <text:p text:style-name="P3">Presen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2.679cm" svg:x="4.051cm" svg:y="16.059cm">
            <text:p text:style-name="P3">Resourc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2.678cm" svg:x="4.051cm" svg:y="18.738cm">
            <text:p text:style-name="P3">Ac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4.499cm" svg:height="2.679cm" svg:x="4.051cm" svg:y="21.416cm">
            <text:p text:style-name="P3">Notifica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3.81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2-12T14:30:20</meta:creation-date>
    <dc:date>2010-12-12T15:47:21</dc:date>
    <dc:creator>Randy Souza</dc:creator>
    <meta:editing-duration>PT01H17M02S</meta:editing-duration>
    <meta:editing-cycles>7</meta:editing-cycles>
    <meta:generator>OpenOffice.org/3.2$Linux OpenOffice.org_project/320m12$Build-9483</meta:generator>
    <meta:document-statistic meta:object-count="46"/>
  </office:meta>
</office:document-meta>
</file>